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Arial" fo:font-size="9pt" style:font-size-asian="9pt" style:font-size-complex="9pt"/>
    </style:style>
    <style:style style:name="P2" style:family="paragraph" style:parent-style-name="Standard">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3" style:family="paragraph" style:parent-style-name="Standard">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5" style:family="paragraph" style:parent-style-name="Standard">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6" style:family="paragraph" style:parent-style-name="Standard">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7" style:family="paragraph" style:parent-style-name="Standard">
      <style:paragraph-properties fo:line-height="115%" fo:text-align="justify" style:justify-single-word="false"/>
      <style:text-properties style:font-name="Arial"/>
    </style:style>
    <style:style style:name="P8" style:family="paragraph" style:parent-style-name="Standard" style:list-style-name="L1">
      <style:paragraph-properties fo:line-height="115%" fo:text-align="justify" style:justify-single-word="false"/>
      <style:text-properties style:font-name="Arial" fo:font-size="9pt" style:font-size-asian="9pt" style:font-size-complex="9pt"/>
    </style:style>
    <style:style style:name="P9" style:family="paragraph" style:parent-style-name="Standard" style:list-style-name="L1">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10" style:family="paragraph" style:parent-style-name="Standard" style:list-style-name="L2">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11" style:family="paragraph" style:parent-style-name="Standard">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Standard" style:list-style-name="L3">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list-style-name="L4">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Standard" style:list-style-name="L5">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5" style:family="paragraph" style:parent-style-name="Standard" style:list-style-name="L6">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6" style:family="paragraph" style:parent-style-name="Standard" style:list-style-name="L2">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17" style:family="paragraph" style:parent-style-name="Standard">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8" style:family="paragraph" style:parent-style-name="Standard" style:list-style-name="L3">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9" style:family="paragraph" style:parent-style-name="Standard">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0" style:family="paragraph" style:parent-style-name="Standard" style:list-style-name="L4">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1" style:family="paragraph" style:parent-style-name="Standard" style:list-style-name="L5">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5pt" fo:font-style="italic" fo:font-weight="bold" style:font-size-asian="15pt" style:font-style-asian="italic" style:font-weight-asian="bold" style:font-size-complex="15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LI STUDI SOCIALI SULLA SCIENZA </text:p>
      <text:p text:style-name="P7">E LA TECNOLOGIA.</text:p>
      <text:p text:style-name="P7">Magaudda, Neresini.</text:p>
      <text:p text:style-name="P1"/>
      <text:p text:style-name="P1"><text:span text:style-name="T7">CAP 1</text:span>. <text:span text:style-name="T2">EVOLUZIONE DI UN AMBITO DI STUDIO INTERDISCIPLINARE</text:span></text:p>
      <text:p text:style-name="P1">STS → <text:span text:style-name="T2">Science and Technology Studies</text:span></text:p>
      <text:p text:style-name="P1"><text:span text:style-name="T2">I</text:span> - Durante gli anni '70 al metodo scientifico venne attribuito un carattere oggettivo, in grado di creare un percorso di studio indipendente dal contesto e degli aspetti che esistono a prescindere dall'attività di ricerca.</text:p>
      <text:p text:style-name="P1">Pertanto la sociologia non era orientata allo studio degli aspetti del metodo scientifico, proprio a causa della sua oggettività.</text:p>
      <text:p text:style-name="P1">I primi studiosi di STS basavano le loro critiche su questo aspetto, additando Popper e Merton con i rispettivi studi.</text:p>
      <text:list xml:id="list4796203242234495665" text:style-name="L1">
        <text:list-item>
          <text:p text:style-name="P8">Popper : Il suo contributo più noto fu il “<text:span text:style-name="T1">principio della falsificazione</text:span>” secondo il quale, le uniche teorie scientifiche valide erano quelle che potevano essere confutate. La psicoanalisi la considerava una pseudo-scienza.</text:p>
        </text:list-item>
        <text:list-item>
          <text:p text:style-name="P8">Merton : Padre della sociologia moderna, definì la <text:span text:style-name="T1">struttura normativa della scienza, </text:span><text:span text:style-name="T3">cioè l'insieme di principi astratti che guidano il comportamento degli scienziati. Secondo Merton, la scienza era guidata da 4 specifiche “</text:span><text:span text:style-name="T1">norme”</text:span><text:span text:style-name="T3"> : 1- </text:span><text:span text:style-name="T1">Universalismo -2- Comunalismo -3- Disinteresse -4- Dubbio sistematico.</text:span></text:p>
          <text:p text:style-name="P9">Le conoscenze che seguono questi 4 punti possono essere definite scientifiche. <text:span text:style-name="T1">Visione idealizzata e astratta della scienza.</text:span></text:p>
        </text:list-item>
      </text:list>
      <text:p text:style-name="P2">Nel 1962 Kuhn pubblicò “<text:span text:style-name="T1">La struttura della rivoluzione scientifica”</text:span>. Il concetto fondamentale è che l'attività scientifica è caratterizzata dal c.d. <text:span text:style-name="T1">Paradigma, </text:span>ovvero un insieme di valori e metodi condivisi da essere assunti come riferimento, in cui essa vive e si sviluppa.</text:p>
      <text:p text:style-name="P2">Kuhn suddivide le fasi della scienza in <text:span text:style-name="T1">Scienza normale e Scienza rivoluzionaria.</text:span> Durante l'attività che lui definisce normale, la scienza può essere paragonata ad una “<text:span text:style-name="T1">soluzione di rompicapi”. </text:span>Quando però le difficoltà nel settore diventano tali da mettere in discussione il paradigma di riferimento, inizia una fase in cui si affermerà un nuovo paradigma, guidato anche da caratteri prettamente sociali. I risultati della scienza sono dunque anche il prodotto di modelli culturali e sociali.</text:p>
      <text:p text:style-name="P2">Fleck nel '32 aveva sostenuto che gli scienziati formano dei collettivi di pensiero, uno stile di pensiero condiviso, accomunabile al paradigma di Kuhn.</text:p>
      <text:p text:style-name="P2"/>
      <text:p text:style-name="P2"><text:span text:style-name="T2">II </text:span>– SSK = <text:span text:style-name="T1">Sociology of Scientific Knowledge.</text:span></text:p>
      <text:p text:style-name="P2">Principali contributi di questi primi studiosi:</text:p>
      <text:p text:style-name="P4">Programma Forte <text:span text:style-name="T3">per lo studio della conoscenza scientifica (Scuola di Edimburgo).</text:span></text:p>
      <text:p text:style-name="P4">Programma empirico del Relativismo <text:span text:style-name="T3">focalizzato allo studio delle controversie scientifiche (Scuola di Bath).</text:span></text:p>
      <text:p text:style-name="P4"><text:span text:style-name="T3">Questi due aspetti formano il nucleo del pensiero definito </text:span>Costruzionismo Sociale, <text:span text:style-name="T3">ovvero che i risultati scientifici dipendono da aspetti sociali e culturali. Per esempio, gli interessi degli scienziati e le relazioni che intercorrono tra loro.</text:span></text:p>
      <text:p text:style-name="P2">La SSK mette al centro il fatto che la conoscenza scientifica necessariamente dipende dal contesto in cui viene generata.</text:p>
      <text:p text:style-name="P2">Il c.d. programma forte è imperniato su 4 principi metodologici:</text:p>
      <text:list xml:id="list2721344847203222375" text:style-name="L2">
        <text:list-item>
          <text:p text:style-name="P16"><text:span text:style-name="T5">Causalità</text:span> <text:span text:style-name="T3">ovvero quali sono le condizioni (sociali, culturali ecc.) che conducono a talune idee o conoscenze scientifiche.</text:span></text:p>
        </text:list-item>
        <text:list-item>
          <text:p text:style-name="P16"><text:span text:style-name="T5">Imparzialità </text:span><text:span text:style-name="T4">gli SSK devono analizzare i casi prescindendo dalla correttezza delle conoscenze scientifiche prodotte.</text:span></text:p>
        </text:list-item>
        <text:list-item>
          <text:p text:style-name="P16"><text:span text:style-name="T5">Simmetria </text:span><text:span text:style-name="T4">cioè l'applicazione degli stessi modelli di studio sia alle conoscenze scientifiche vere che a quelle considerate sbagliate.</text:span></text:p>
        </text:list-item>
        <text:list-item>
          <text:p text:style-name="P16"><text:span text:style-name="T5">Riflessività </text:span><text:span text:style-name="T4">portare quindi in primo piano gli aspetti sociale, anche rispetto agli stessi risultati della SSK.</text:span></text:p>
          <text:p text:style-name="P10"><text:s/></text:p>
        </text:list-item>
      </text:list>
      <text:p text:style-name="P4"><text:span text:style-name="T3">Scuola di Bath, Collins, EPOR, </text:span>Programma empirico del relativismo, <text:span text:style-name="T3">si concentrava sullo studio delle controversie scientifiche, invero quei momenti in cui vi è disaccordo tra la comunità scientifica, utilizzando i metodi propri della ricerca qualitativa.</text:span></text:p>
      <text:p text:style-name="P2">Riassumendo, avremo 3 passaggi fondamentali.</text:p>
      <text:p text:style-name="P4"><text:span text:style-name="T3">1- </text:span><text:span text:style-name="T5">Flessibilità interpretativa → </text:span><text:span text:style-name="T4">Gli studi possono prestarsi a differenti interpretazioni.</text:span></text:p>
      <text:p text:style-name="P4"><text:span text:style-name="T4">2- </text:span><text:span text:style-name="T5">Analizzare i meccanismi di chiusura → </text:span><text:span text:style-name="T4">Perché una controversia si conclude in un modo piuttosto che in un altro.</text:span></text:p>
      <text:p text:style-name="P4"><text:span text:style-name="T4">3- </text:span><text:span text:style-name="T5">Collegare → </text:span><text:span text:style-name="T4">I meccanismi di chiusura ai vari fattori sociali che influenzano la direzione della conoscenza scientifica.</text:span></text:p>
      <text:p text:style-name="P4"><text:span text:style-name="T4">Il P</text:span><text:span text:style-name="T6">rogramma</text:span><text:span text:style-name="T5"> </text:span><text:span text:style-name="T6">forte</text:span><text:span text:style-name="T4"> e il </text:span><text:span text:style-name="T6">Programma empirico del relativismo </text:span><text:span text:style-name="T4">sono la base degli STS. </text:span></text:p>
      <text:p text:style-name="P3"/>
      <text:p text:style-name="P4"><text:span text:style-name="T5">III –</text:span><text:span text:style-name="T6"> </text:span><text:span text:style-name="T5">STUDI DI LABORATORIO E LA CRITICA FEMMINISTA ALLA SCIENZA</text:span></text:p>
      <text:p text:style-name="P3">Gli studi di laboratorio si chiedono principalmente come sia possibile che l'attività svolta in ambiente altamente specializzato come i laboratori potesse generare conoscenze valide universalmente.</text:p>
      <text:p text:style-name="P5"><text:soft-page-break/>Latour e Woolgar → <text:span text:style-name="T4">I fatti scientifici diventano tali nel momento in cui vengono “</text:span><text:span text:style-name="T6">tradotti” </text:span><text:span text:style-name="T4">in testi e immagini di quanto </text:span><text:span text:style-name="T4">osservato e studiato.</text:span></text:p>
      <text:p text:style-name="P5">Dispositivi di iscrizione → <text:span text:style-name="T4">Ovvero gli strumenti o apparati che servono appunto a “</text:span><text:span text:style-name="T6">trascrivere</text:span><text:span text:style-name="T4">” le sostanze materiali in tabelle, grafici ecc. utilizzati come dati per arrivare alla conoscenza scientifica. I risultati scientifici dipendono di volta in volta dagli strumenti usati e a come vengono elaborati i dati.</text:span></text:p>
      <text:p text:style-name="P5">Donna Harraway → <text:span text:style-name="T4">Prospettiva femminista. La conoscenza è sempre situata, cioè la conoscenza trae la sua obiettività <text:s text:c="6"/>dal riconoscere il punto di vista di chi l'ha creata.</text:span></text:p>
      <text:p text:style-name="P5"><text:span text:style-name="T4">“</text:span><text:span text:style-name="T6">Trucco divino” , </text:span><text:span text:style-name="T4">ovvero la capacità degli scienziati di distaccarsi dalla loro soggettività.</text:span></text:p>
      <text:p text:style-name="P5"><text:span text:style-name="T4">Negli anni '60 la società americana era preoccupata dal progressivo distaccarsi della donna dal proprio “</text:span><text:span text:style-name="T6">ruolo</text:span><text:span text:style-name="T4"> </text:span><text:span text:style-name="T6">standard</text:span><text:span text:style-name="T4">”. A tal proposito si studiarono i primati per cercare di dare un a risposta alle preoccupazioni sociali.</text:span></text:p>
      <text:p text:style-name="P3"/>
      <text:p text:style-name="P5">IV – LA SVOLA VERSO LA TECNOLOGIA E IL MODELLO SCOT</text:p>
      <text:p text:style-name="P5"><text:span text:style-name="T4">A metà degli anni '80 gli STS iniziarono a concentrarsi sui prodotti applicativi della scienza, come tecnologie e infrastrutture. Questa svolta verso la tecnologia portò gli SSK verso gli STS. </text:span><text:span text:style-name="T6">Mackenzie e Wajcman </text:span><text:span text:style-name="T4">vollero superare il </text:span><text:span text:style-name="T6">determinismo tecnologico, </text:span><text:span text:style-name="T4">mettendo in evidenza che la tecnologia e altri oggetti materiali siano il risultato di un “</text:span><text:span text:style-name="T6">modellamento sociale”.</text:span></text:p>
      <text:p text:style-name="P5">Langdon Winner → <text:span text:style-name="T4">La tecnologia è legata alla dimensione politica. Per dimostrarlo portò all'attenzione lo studio dei ponti che portavano alle spiagge di Long Island, che, essendo troppo bassi per gli autobus, escludevano il proletariato dall'accesso alle spiegge.</text:span></text:p>
      <text:p text:style-name="P5">SCOT → <text:span text:style-name="T6">Social construction of technology (</text:span>Pinch &amp; Bijker<text:span text:style-name="T6">). </text:span><text:span text:style-name="T4">Da un lato applicarono i principi della sociologia scientifica allo studio della tecnologia, collegando la tecnologia ai modelli sociali; dall'altro attingevano direttamente ad altri lavori e ricerche. Il modello SCOT cercava di comprendere la tecnologia dall'interno, articolando il processo in 3 fasi:</text:span></text:p>
      <text:list xml:id="list872406292010600477" text:style-name="L3">
        <text:list-item>
          <text:p text:style-name="P12">1 – Dimostrare la flessibilità interpretativa dei dispositivi tecnologici, ovvero un oggetto tecnologico può avere più funzioni (progettazione multipla)</text:p>
        </text:list-item>
        <text:list-item>
          <text:p text:style-name="P18"><text:span text:style-name="T4">2 – Analizzare i meccanismi con cui l'iniziale flessibilità punta su una </text:span><text:span text:style-name="T6">“chiusura interpretativa” </text:span><text:span text:style-name="T4">in modo che l'oggetto tecnologico assuma una forma stabile.</text:span></text:p>
        </text:list-item>
        <text:list-item>
          <text:p text:style-name="P12">3 – Collegare i meccanismi di chiusura ai contesti socio-politici.</text:p>
        </text:list-item>
      </text:list>
      <text:p text:style-name="P5"><text:span text:style-name="T4">Per fare ciò ricorrono al </text:span><text:span text:style-name="T6">frame o quadro tecnologico, </text:span><text:span text:style-name="T4">cioè tutte quelle idee, attività e teorie collegate a ciascun gruppo sociale, che influenzano direttamente il modo in cui la tecnologia viene interpretata.</text:span></text:p>
      <text:p text:style-name="P3"/>
      <text:p text:style-name="P5">V – LA TECNOSCIENZA E L'ACTOR-NETWORK THEORY (ANT)</text:p>
      <text:p text:style-name="P3">Teoria dell'attore-rete. L'ANT da particolare rilievo al ruolo attivo svolto dagli oggetti e artefatti tecnologici definiti come “<text:span text:style-name="T1">attori non-umani” </text:span>o “<text:span text:style-name="T1">attanti”. </text:span>Il concetto fondamentale dell'ANT è quello della tecnoscienza. Descrive l'evoluzione della tecnologia nella società come una costruzione di <text:span text:style-name="T1">reti di relazioni </text:span>che mettono in rapporto umani e oggetti materiali.</text:p>
      <text:p text:style-name="P5">Tecnoscienza → <text:span text:style-name="T4">L'insieme dei prodotti dei processi scientifici e dei processi tecnologici della società contemporanea.</text:span></text:p>
      <text:p text:style-name="P3">Si richiama l'attenzione sulla crescente interdipendenza tra i processi della scienza e gli sviluppi tecnologici. Le innovazioni tecnologiche non sarebbero possibili senza un lavoro basato sulle teorie. D'altro canto, il processo scientifico è possibile grazie ai dispositivi tecnologici. Si tratta di spiegare, e non prendere come assunto, la distinzione tra lavoro più teorico e quello più applicativo.</text:p>
      <text:p text:style-name="P5">Principio di simmetria generalizzata → <text:span text:style-name="T4">Nella descrizione dei processi, gli attori umani e non, devono essere considerati entrambi capaci di avere conseguenze sugli esiti dei processi.</text:span></text:p>
      <text:p text:style-name="P5">Sociologia della traduzione → <text:span text:style-name="T4">Continua ridefinizione dell'identità degli attori umani, artefatti o animali, attraverso la loro trasformazione in altre entità. Si porta l'esempio delle capesante, la “</text:span><text:span text:style-name="T6">comunità scientifica” </text:span><text:span text:style-name="T4">viene trasformata, per così dire, in “</text:span><text:span text:style-name="T6">colleghi scienziati interessati al progetto” </text:span><text:span text:style-name="T4">di salvaguardia delle capesante. In sintesi, tutti gli attori dovevano essere tradotti.</text:span></text:p>
      <text:p text:style-name="P3"/>
      <text:p text:style-name="P5">VI – INTERDISCIPLINARITA' E ISTITUZIONALIZZAZIONE DEGLI STS</text:p>
      <text:p text:style-name="P3">A partire dagli anni '90 gli STS diventarono un ambito di studio autonomo. Gli STS sono un “<text:span text:style-name="T1">spazio di convergenza” </text:span>tra differenti discipline; un dibattito tra sociologia, filosofia e teoria della scienza. Crea nuovi canali di interazione.</text:p>
      <text:p text:style-name="P3">Negli USA e Olanda gli STS sono già riconosciuti come disciplina autonoma. In Italia gli STS faticano a prendere piede, data la storica debolezza della sociologia della scienza in Italia e la rigidità del sistema accademico che ostacola l'ingresso di nuove discipline.</text:p>
      <text:p text:style-name="P3">Dal 2005 è nata “STS Italia”.</text:p>
      <text:p text:style-name="P3"/>
      <text:p text:style-name="P3"/>
      <text:p text:style-name="P3"/>
      <text:p text:style-name="P3"/>
      <text:p text:style-name="P3"/>
      <text:p text:style-name="P3"/>
      <text:p text:style-name="P3"/>
      <text:p text:style-name="P3"/>
      <text:p text:style-name="P3"><text:soft-page-break/></text:p>
      <text:p text:style-name="P3"><text:span text:style-name="T7">CAP 2</text:span>. <text:span text:style-name="T2">SCIENZIATI, LABORATORI E COMUNICAZIONE PUBBLICA DELLA SCIENZA.</text:span></text:p>
      <text:p text:style-name="P3"><text:span text:style-name="T2">Intro – </text:span>Ciò che accade nei laboratori può essere compreso solo se si analizza la rete di attori eterogenei che li compongono e “circondano”. Gli STS hanno dimostrato che si può procedere anche in maniera “inversa”, cioè se si segue la scienza nella sfera pubblica, si ritorna presto nei laboratori.</text:p>
      <text:p text:style-name="P3"/>
      <text:p text:style-name="P5">I – LA SCIENZA IN AZIONE E LA SCIENZA PRONTA PER L'USO.</text:p>
      <text:p text:style-name="P3">Al giorno d'oggi è importante cercare di capire in che modo vengono realizzate le conoscenze scientifiche e le innovazioni tecnologiche, al fine di comprendere meglio i fenomeni sociali.</text:p>
      <text:p text:style-name="P3">La conoscenza scientifica nasce nei laboratori, e da STS dobbiamo focalizzarci su questi. Non ci limiteremo alla sola componente della ricerca, ma anche a ciò che ruota intorno, come per esempio, bere un caffè con i colleghi, prendersi cura delle strumentazioni, smaltimento rifiuti ecc. Avremo, dunque, da un lato la <text:span text:style-name="T2">scienza in azione, </text:span>che mostra il processo delle produzioni scientifiche, mentre la <text:span text:style-name="T2">scienza pronta per l'uso, </text:span>si riferisce a quell'insieme di fatti, concetti e protocolli che quotidianamente regolano la vita nei laboratori.</text:p>
      <text:p text:style-name="P3">Gli STS si concentrano sulla <text:span text:style-name="T1">scienza in azione </text:span>perché tende a rivelare il processo mediante il quale è stata concepita la nuova scienza.</text:p>
      <text:p text:style-name="P3">La Tecnoscienza è talmente radicata nel nostro quotidiano che non poniamo più troppe domande. Per citare Weber, non ci interessa sapere o capire come funziona un tram, ma ci basta sapere tratte, orari e come scendere e salire.</text:p>
      <text:p text:style-name="P3">Allo stesso modo, i ricercatori guardano con occhio a-problematico gli strumenti che usano quotidianamente. D'altro canto, se si soffermassero a ciò, la ricerca non progredirebbe mai. Non si chiedono come siano diventati, appunto, <text:span text:style-name="T1">pronti per l'uso. </text:span>Gli STS devono invece problematizzare proprio quello che normalmente viene dato per scontato, per ovvio.</text:p>
      <text:p text:style-name="P3">Prendendo in esempio il DNA, oggi gli scienziati sono in grado di agire molto su di esso. Guardando alla <text:span text:style-name="T1">scienza in azione, </text:span>però, dobbiamo chiederci come i primi ricercatori siano arrivati alle varie scoperte sul DNA, evitando la tautologia del “<text:span text:style-name="T1">è così perché è così”.</text:span></text:p>
      <text:p text:style-name="P3">Gli STS partono quindi dal principio, cioè dal momento in cui non si sapeva nulla. Interesse dunque per i laboratori nei quali si svolge la <text:span text:style-name="T1">scienza in azione, </text:span>dimostrando una serie di fattori, di norma ritenuti estranei alla scienza, ovvero quelli che normalmente vengono definiti come “<text:span text:style-name="T1">fattori sociali”, </text:span>che secondo gli STS contribuiscono alla trasformazione da <text:span text:style-name="T1">scienza in azione </text:span>in <text:span text:style-name="T1">scienza pronta per l'uso.</text:span></text:p>
      <text:p text:style-name="P6"/>
      <text:p text:style-name="P5">II – STUDIARE I LABORATORI</text:p>
      <text:p text:style-name="P3">Scendiamo nel dettaglio, come si fa?</text:p>
      <text:p text:style-name="P3">E' proprio studiando i laboratori da vicino che riusciamo a cogliere quella serie di elementi di cui si alimenta la <text:span text:style-name="T1">scienza in azione. </text:span>Uno studio così ravvicinato sfuma quella demarcazione che potrebbe apparire ovvia tra interno ed esterno, tra dati oggettivi e interpretazioni soggettive.</text:p>
      <text:p text:style-name="P3">Solo così la conoscenza scientifica può rivelare il suo carattere sociale.</text:p>
      <text:p text:style-name="P3"/>
      <text:p text:style-name="P5">II – 1 – La scienza nei laboratori</text:p>
      <text:p text:style-name="P3">Gli STS devono affrontare delle organizzazioni sociali lontane da loro e devono rielaborarle in ottica antropologica. Di conseguenza lo studio si è orientato in ottica etnografica.</text:p>
      <text:p text:style-name="P3">Il primo problema da affrontare è come deve porsi lo studioso di STS nei confronti del suo oggetto d'indagine. Innanzitutto permeare l'ambiente di studio per poterlo comprendere, ma al contempo non deve farsi influenzare da ciò che gli scienziati dicono di loro.</text:p>
      <text:p text:style-name="P3">Oltretutto va ricordato che gli scienziati non lavorano con materia “<text:span text:style-name="T1">al naturale” </text:span>ma con una sua versione <text:span text:style-name="T1">“purificata”. </text:span>Seguendo questo stesso processo, anche gli scienziati devono configurarsi all'attività svolta nei laboratori, sono dunque modellati dalla vita di laboratorio. Gli studi di laboratorio “<text:span text:style-name="T1">mostrano che gli stessi costruttori sono riconfigurati come risultato di specifiche forme di pratiche” </text:span>[Knorr-Cetina].</text:p>
      <text:p text:style-name="P3">Per citare <text:span text:style-name="T1">Laboratory Life, </text:span>un laboratorio è “<text:span text:style-name="T1">un insieme organizzato di attori eterogenei impegnato in processi di trasformazione che permettono di estrarre ordine dal disordine”. </text:span>Scomponiamo la frase per comprendere meglio:</text:p>
      <text:list xml:id="list2507901748923958183" text:style-name="L4">
        <text:list-item>
          <text:p text:style-name="P13"><text:span text:style-name="T1">Un insieme organizzato di attori eterogenei : </text:span>in un laboratorio troviamo un ventaglio di attori differenti, umani e strumentazioni (non-umani).</text:p>
        </text:list-item>
        <text:list-item>
          <text:p text:style-name="P20">Impegnato in processi di trasformazione : <text:span text:style-name="T3">l'attività di laboratori è costituita da una serie di trasformazioni tra materia-materia, materia-documentazione, documentazione-documetazione, documentazione-materia. Il documento viene definito come </text:span>“literaly inscription”.</text:p>
        </text:list-item>
        <text:list-item>
          <text:p text:style-name="P20">Estrarre ordine dal disordine : <text:span text:style-name="T3">“Splitting and inversion”. Le operazioni precedenti mirano a ricavare un ordine dalle attività di laboratorio.</text:span></text:p>
        </text:list-item>
      </text:list>
      <text:p text:style-name="P6"><text:span text:style-name="T3">Il fatto scientifico per essere credibile deve essere accompagnato da una serie di giustificazioni chiamate “</text:span>modalità”<text:span text:style-name="T3"> . Le modalità vengono separate e sottratte all'asserzione finale (splitting). La vita di laboratorio è guidata da continui aggiustamenti. Se gli scienziati arrivano ad una soluzione è perché possono mettere in gioco fattori essenzialmente umani, cioè sociali, come l'esperienza e la capacità interpretativa.</text:span></text:p>
      <text:p text:style-name="P3"/>
      <text:p text:style-name="P5"><text:soft-page-break/>II – 2 – Costruire fatti scientifici</text:p>
      <text:p text:style-name="P3">E' il processo di ricerca che rende possibili i fatti scientifici, un processo formato da elementi materiali, tecnici e socioculturali. E' questa la tesi centrale del <text:span text:style-name="T1">costruzionismo</text:span>.</text:p>
      <text:p text:style-name="P5">Conoscenza tacita → <text:span text:style-name="T4">La costruzione di nuove apparecchiature, per esempio, diviene agevole quando gli scienziati che hanno costruito il primo artefatto si rendono disponibili a trasmettere la loro conoscenza con altri. La ricerca scientifica deve quindi fare i conti con margini di indeterminazione che sono colmabili solo grazie a risorse tipicamente sociali. Ciò spiega l'attenzione degli STS nei confronti delle controversie., che mostrano effettivamente la </text:span><text:span text:style-name="T6">scienza in azione. </text:span><text:span text:style-name="T4">Intervengono inoltre altri fattori tra cui “agenzie di finanziamento, clienti, investitori, Parlamento, Ministri ecc”.</text:span></text:p>
      <text:p text:style-name="P3">Ciò che avviene nel laboratorio è strettamente connesso a quanto sta al suo esterno.</text:p>
      <text:p text:style-name="P5">Il concetto di costruzionismo → <text:span text:style-name="T4">Gli STS tendono ad avere un atteggiamento agnostico nei confronti della conoscenza scientifica, sospendendo il giudizio su questioni di merito per avere una visione imparziale e di conseguenza prescindendo dal concetto che la realtà sia una mera invenzione della nostra mente.</text:span></text:p>
      <text:p text:style-name="P5"><text:span text:style-name="T4">Sostenere che le conoscenze scientifiche siano </text:span><text:span text:style-name="T6">costruite </text:span><text:span text:style-name="T4">le rafforza, inserendole in una relazione da cui derivano. Il costruzionismo dunque sostiene che la realtà o la natura siano attività in continua </text:span><text:span text:style-name="T6">riscrizione </text:span><text:span text:style-name="T4">all'interno dell'attività scientifica o altre attività. Il processo di trascrizione è il focus del costruttore. Se qualcosa è costruito non piò essere considerato meno solido.</text:span></text:p>
      <text:p text:style-name="P3"/>
      <text:p text:style-name="P5">II – 3 – Gli strumenti scientifici</text:p>
      <text:p text:style-name="P3">Gli STS, a differenza di altre discipline, punta l'attenzione anche a tutto ciò che ruota intorno agli scienziati, come i tecnici per esempio. Anche gli strumenti sappiamo costituire una componente di attori non-umani, allo stesso modo cruciali.</text:p>
      <text:p text:style-name="P3">Lo strumento scientifico possiamo definirlo come “<text:span text:style-name="T1">qualunque sistema […] che ci offre una rappresentazione visiva, in un testo scientifico”. </text:span>E' necessario quindi che produca una qualche forma di rappresentazione, “<text:span text:style-name="T1">literaly inscription”, </text:span>talmente fedele al fenomeno osservato, da essere utilizzato al posto del fenomeno stesso. E' proprio questa catena di produzione e trasformazione, di appunto <text:span text:style-name="T1">literaly inscription, </text:span>che permette il passaggio dall'artefatto al fatto scientifico. Talune volte sono gli strumenti stessi a definire gli scienziati, come nel caso dell'acceleratore di particelle, che determinano l'organizzazione della ricerca scientifica.</text:p>
      <text:p text:style-name="P5">Data-driven research → <text:span text:style-name="T4">La crescente quantità di dati permette di concentrarsi sull'analisi di questi per dare l'orientamento alla ricerca scientifica. Per questo motivo, per la presenza di questi “</text:span><text:span text:style-name="T6">big data” </text:span><text:span text:style-name="T4">gli scienziati si sono dovuti attrezzare in collaborazione con nuove figure, come l'informatico o la statistico, dando vita a nuove “</text:span><text:span text:style-name="T6">infrastrutture informatiche”.</text:span></text:p>
      <text:p text:style-name="P6"/>
      <text:p text:style-name="P5">III – La scienza oltre i laboratori.</text:p>
      <text:p text:style-name="P3">Bisogna sempre ricordarsi che il lavoro nei laboratori è possibile anche grazie al continuo approvvigionamento di risorse dall'esterno, e ciò non può non condizionare la loro attività. Neanche la c.d. r<text:span text:style-name="T1">icerca pura</text:span> può considerarsi libera da fattori come i decisori politici per esempio.</text:p>
      <text:p text:style-name="P3">La scienza dei laboratori però deve essere compatibile con la società. Prendendo in esempio i vaccini, uno specifico vaccino funziona se vengono rispettate talune condizioni nel soggetto. Quindi significa che le condizioni di laboratorio sono state un qualche modo estese al contesto societario. Il valore universale del vaccino dipende quindi da una società opportunamente “<text:span text:style-name="T1">laboratizzata”.</text:span> Gli STS hanno focalizzato la loro attenzione sui processi di costruzione degli scenari sociotecnici, all'interno dei quali, le previsioni della tecnoscienza possono rappresentare previsioni sufficientemente attendibili, legittimando quindi le scelte politiche, oppure orientando comportamenti a sostegno della scienza. La pandemia di CoViD-19 ha portato a riflettere sulla debolezza della conoscenza scientifica al di fuori dei laboratori e la conseguente necessità di trovare sostegno nella comunità/società.</text:p>
      <text:p text:style-name="P6">Incertezza tipica della scienza in azione.</text:p>
      <text:p text:style-name="P6"/>
      <text:p text:style-name="P5">IV- La scienza nella sfera pubblica.</text:p>
      <text:p text:style-name="P3">La scienza viva nella sfera pubblica, e il lavoro nei laboratori è finalizzato a comunicare i risultati raggiunti in modo da essere verificati e inseriti in reti di relazioni. Di conseguenza la comunicazione e i media giocano un ruolo fondamentale. Possono diventare oggetto di controversia nella sfera pubblica, tanto i fatti consolidati, tanto quelli in via di definizione (vaccini o cambiamento climatico).</text:p>
      <text:p text:style-name="P3">Inoltre, il bisogno di approvvigionamenti, come dicevamo prima, spinge la ricerca scientifica al di fuori dei laboratori; di conseguenza gli scienziati devono confrontarsi con <text:span text:style-name="T1">registri comunicativi </text:span>differenti da quelli a loro <text:span text:style-name="T1">familiari.</text:span></text:p>
      <text:p text:style-name="P3">Il lavoro della scienza non è immediato, ma spesso le si richiedono risposte immediate. D'altro canto, la scienza non può rinchiudersi nei laboratori in nome di una presunta superiorità, non sopravvivrebbe. Il discorso pubblico nella scienza lascia tracce ovunque, soprattutto nei media. Per questo motivo, il <text:span text:style-name="T1">PCST Public Communication of Science and Technology </text:span>rappresenta un ambito di interesse per gli STS. Comprende come la ricerca scientifica contribuisca alla costruzione dell'ordine sociale.</text:p>
      <text:p text:style-name="P3"/>
      <text:p text:style-name="P3"/>
      <text:p text:style-name="P3"/>
      <text:p text:style-name="P3"/>
      <text:p text:style-name="P3"><text:soft-page-break/><text:span text:style-name="T7">CAP 3. </text:span><text:span text:style-name="T2">L'innovazione tecnologica.</text:span></text:p>
      <text:p text:style-name="P3"><text:span text:style-name="T2">Intro → </text:span>La domanda principale che si pongono gli STS è: le cose sarebbero potute andare differentemente? “<text:span text:style-name="T1">Come ha fatto il formato MP3 a diventare così diffuso?”.</text:span></text:p>
      <text:p text:style-name="P3">Si cerca di guardare con occhio critico la dimensione collettiva, evitando i limiti del determinismo tecnologico e sociale.</text:p>
      <text:p text:style-name="P3"/>
      <text:p text:style-name="P5">I – L'INNOVAZIONE: NOTA A TUTTI EPPURE POCO COMPRESA</text:p>
      <text:p text:style-name="P3">L'idea più diffusa di innovazione è crederla una questione lineare che segue delle tappe predeterminate, tendenzialmente <text:span text:style-name="T1">positiva. </text:span>C'è una concezione diffusa che segna una distinzione tra innovatori e la società che è costretta a “<text:span text:style-name="T1">inseguire”, </text:span>creando il c.d. “<text:span text:style-name="T1">cultural lag”</text:span> (Ogburn). Gli STS condannano proprio questa visione, non si può procedere in senso analitico scindendo scienza, tecnologia e società. Inoltre bisogna applicare agli studi il “<text:span text:style-name="T1">principio di simmetria”</text:span>, tenendo conto tanto del successo quanto del fallimento dell'innovazione. L'innovazione è frutto di un lungo processo, fatto di piccoli passi, e non piò non essere osservato non tenendo conto di tutti gli attori che vi hanno preso parte.</text:p>
      <text:p text:style-name="P3"/>
      <text:p text:style-name="P5">II – L'INNOVAZIONE TECNOLOGICA NELLA PROSPETTIVA DEGLI STS</text:p>
      <text:p text:style-name="P3">Ogni classificazione tenderà ad essere riduttiva rispetto alla realtà che vorrebbe rappresentare. Allo stesso modo, gli approcci degli STS non potranno mai rendere conto appieno della loro varietà. Enucleiamo dunque le due principali prospettive d'analisi. <text:span text:style-name="T2">La social construction of technology (SCOT) e l'Actor network-theory (ANT).</text:span></text:p>
      <text:p text:style-name="P3"><text:span text:style-name="T2"/></text:p>
      <text:p text:style-name="P3"><text:span text:style-name="T2">II – 1 La SCOT, Social construction of technology</text:span></text:p>
      <text:p text:style-name="P3">(<text:span text:style-name="T1">Wiebe, Bijker) → Esempio della bici da Leonardo alla sua diffusione.</text:span></text:p>
      <text:p text:style-name="P3"><text:span text:style-name="T1">Si deducono 3 aspetti fondamentali.</text:span></text:p>
      <text:p text:style-name="P3"><text:span text:style-name="T1">1 – Per avere un'innovazione non basta una buona idea.</text:span></text:p>
      <text:p text:style-name="P3"><text:span text:style-name="T1">2 – Non c'è mai un unico protagonista</text:span></text:p>
      <text:p text:style-name="P3"><text:span text:style-name="T1">3 – Non è sufficiente un prototipo funzionante</text:span></text:p>
      <text:p text:style-name="P3">Il modello SCOT si propone di superare questi approcci definiti come “<text:span text:style-name="T1">lineari”</text:span>.</text:p>
      <text:list xml:id="list3657176414183341199" text:style-name="L5">
        <text:list-item>
          <text:p text:style-name="P14">Una buona comprensione sociologica deve farci spiegare sia la nascita di nuovi oggetti tecnologici (<text:span text:style-name="T1">artefatto</text:span>), ma anche la loro diffusione nel contesto sociale.</text:p>
        </text:list-item>
        <text:list-item>
          <text:p text:style-name="P14">Dobbiamo capovolgere la prospettiva: il buon funzionamento di un artefatto non può essere l'ovvia ragione del suo successo, ma è proprio la sua efficacia che va spiegata.</text:p>
        </text:list-item>
        <text:list-item>
          <text:p text:style-name="P21">Seamless web<text:span text:style-name="T3">, cioè non si possono considerare i fattori scientifici, tecnici, sociali, culturali ed economici come distinti.</text:span></text:p>
        </text:list-item>
        <text:list-item>
          <text:p text:style-name="P21"><text:span text:style-name="T3">Va tenuto conto delle “</text:span>strutture”<text:span text:style-name="T3"> che vincolano l'azione degli attori coinvolti. Passare tra i vari punti di vista tenendo conto che nessuno è libero di agire arbitrariamente.</text:span></text:p>
        </text:list-item>
      </text:list>
      <text:p text:style-name="P6"><text:span text:style-name="T3">Per utilizzare questi principi, Bijker ricorre ad alcuni concetti chiave:</text:span></text:p>
      <text:p text:style-name="P6">GSP → Gruppo sociale pertinente. <text:span text:style-name="T3">Tutti coloro che condividono un'interpretazione di un artefatto sono un GSP. Avremo tanti artefatti quanti sono i GSP di riferimento.</text:span></text:p>
      <text:p text:style-name="P6"><text:span text:style-name="T3">Analizzando successi e fallimenti di un artefatto si rispetta il principio di simmetria, dato che il concetto di GSP nel modello SCOT tende ad analizzare entrambi.</text:span></text:p>
      <text:p text:style-name="P6"><text:span text:style-name="T3">Per affermarsi un artefatto deve essere in grado di offrire buone soluzioni ad un numero sempre crescente di GSP. La moderna bicicletta, per esempio, ha un'elevata flessibilità interpretativa, tuttavia, seppur è vero che ha molti usi, ne ha molti altri che non sono nelle sue corde, dunque ci ritroviamo difronte ad una </text:span>chiusura interpretativa<text:span text:style-name="T3">.</text:span></text:p>
      <text:p text:style-name="P6">Flessibilità interpretativa → GSP → Chiusura interpretativa</text:p>
      <text:p text:style-name="P6">Problemi → GSP → Soluzioni. <text:span text:style-name="T3">E' la flessibilità interpretativa dell'artefatto.</text:span></text:p>
      <text:p text:style-name="P6"><text:span text:style-name="T3">Gli attori di un GSP si stabilizzano in un </text:span>quadro tecnologico o frame (QT). <text:span text:style-name="T3">La formazione di un QT limiterà gli stessi membri del GSP.</text:span></text:p>
      <text:p text:style-name="P6"><text:span text:style-name="T3">Come studiare quindi l'innovazione e le trasformazioni sociali che la accompagnano? Da un lato bisogna necessariamente seguire gli attori, quindi guardare alle pratiche d'uso dell'artefatto dal loro punto di vista. Dall'altro, procedere a “</text:span>palla di neve”<text:span text:style-name="T3">, quindi ricostruendo prima il punto di vista di alcuni attori per poi aggiungerne altri (per esempio, chi entra in gioco quando l'artefatto si rompe, il meccanico).</text:span></text:p>
      <text:p text:style-name="P6"><text:span text:style-name="T3">Quando gli ultimi GSP rimandano ad altri gruppi già noti, allora potremo dire conclusa la nostra indagine. </text:span></text:p>
      <text:p text:style-name="P6"><text:span text:style-name="T3"/></text:p>
      <text:p text:style-name="P5">II – Il contributo dell'Actor Network-Theory</text:p>
      <text:p text:style-name="P3">“Partire dall'inizio e non dalla fine”, potremmo riassumerlo semplicemente così.</text:p>
      <text:p text:style-name="P3">Perché le cose sono andate un un modo e non in un altro?</text:p>
      <text:p text:style-name="P3">Anche gli oggetti tecnologici possono essere visti sotto 2 punti di vista:</text:p>
      <text:list xml:id="list5261938316144104577" text:style-name="L6">
        <text:list-item>
          <text:p text:style-name="P15">Da un lato si presentano come “<text:span text:style-name="T1">black box</text:span>” pronte per l'uso.</text:p>
        </text:list-item>
        <text:list-item>
          <text:p text:style-name="P15">Dall'altro, quando la loro formazione non è conclusa, come entità non del tutto formate, quindi dal futuro incerto.</text:p>
        </text:list-item>
      </text:list>
      <text:p text:style-name="P3">Solo studiando gli artefatti in via di costruzione potremo individuare i vari aspetti da tener conto per comprendere il successo e il fallimento dell'innovazione. Così ANT rispetta il principio di simmetria.</text:p>
      <text:p text:style-name="P3"><text:soft-page-break/>Un altro aspetto rilevante è che né attori né reti vengono considerate entità indipendenti, ma solo come risultato della loro interazione <text:span text:style-name="T1">attore/rete.</text:span></text:p>
      <text:p text:style-name="P3">Questo passaggio mette sullo stesso piano attori umani e non-umani, dato che, al pari dell'attore umano, anche l'artefatto genera una re-azione. Anche gli attori non-umani sono dotati di <text:span text:style-name="T1">agency. </text:span>Questo ci permette di riconoscere il ruolo degli artefatti nelle relazioni sociali, e di superare il determinismo tecnologico senza necessariamente cadere in quello sociale, avendo così una concezione <text:span text:style-name="T1">COEVOLUTIVA.</text:span></text:p>
      <text:p text:style-name="P3">L'innovazione dunque, mentre modella l'artefatto, crea anche le condizioni per il suo inserimento nel contesto sociale.</text:p>
      <text:p text:style-name="P3">Le reti sono dunque il prodotto di un progetto negoziato e condiviso da parte degli attori. Queste reti si costruiscono attraverso il concetto di “<text:span text:style-name="T1">Traduzione”; </text:span>cioè da un lato, due attori si connettono se uno ha la capacità di mostrare la convenienza dell'unione all'altro, d'altro canto, la traduzione implica un avvicinamento all'altro attore, cercando di muoversi sul suo terreno.</text:p>
      <text:p text:style-name="P3">Per comprendere meglio il concetto di reti e il loro possibile studio, si pensi semplicemente a una torre di controllo aeroportuale con tutta la rete di aerei collegata.</text:p>
      <text:p text:style-name="P6"/>
      <text:p text:style-name="P5">III – Naturalizzazione, scenari socio-tecnici e controversie.</text:p>
      <text:p text:style-name="P5">III – 1 – Innovazione e vita quotidiana: il successo che porta all'oblio</text:p>
      <text:p text:style-name="P3">Il processo di innovazione sembra metterci davanti ad un paradosso:</text:p>
      <text:p text:style-name="P3">Quando ha successo, l'innovazione scompare e rientra nel dato-per-scontato. L'innovazione che ha successo si <text:span text:style-name="T1">“naturalizza” </text:span>e viene percepita come una naturale componente della nostra vita. L'innovazione viene, per così dire, addomesticata.</text:p>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3T18:47:36</meta:creation-date>
    <dc:date>2023-09-26T16:57:47</dc:date>
    <meta:editing-duration>PT2H57M35S</meta:editing-duration>
    <meta:editing-cycles>4</meta:editing-cycles>
    <meta:generator>OpenOffice/4.1.14$Unix OpenOffice.org_project/4114m1$Build-9811</meta:generator>
    <meta:document-statistic meta:table-count="0" meta:image-count="0" meta:object-count="0" meta:page-count="6" meta:paragraph-count="141" meta:word-count="3815" meta:character-count="25796"/>
  </office:meta>
</office:document-meta>
</file>